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multiscripts>
        <mi>T</mi>
        <mprescripts/>
        <mn>3</mn>
        <mn>2</mn>
      </mmultiscripts>
      <mo stretchy="false">=</mo>
      <mrow>
        <mo fence="true" stretchy="true">[</mo>
        <mrow>
          <mtable>
            <mtr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3</mn>
                      </msub>
                    </mrow>
                    <mo fence="true" stretchy="false">)</mo>
                  </mrow>
                </mrow>
              </mtd>
              <mtd>
                <mn>0</mn>
              </mtd>
              <mtd>
                <mrow>
                  <mi mathvariant="italic">sen</mi>
                  <mrow>
                    <mo fence="true" stretchy="false">(</mo>
                    <mrow>
                      <msub>
                        <mi>α</mi>
                        <mn>3</mn>
                      </msub>
                    </mrow>
                    <mo fence="true" stretchy="false">)</mo>
                  </mrow>
                </mrow>
              </mtd>
              <mtd>
                <msub>
                  <mi>l</mi>
                  <mn>2</mn>
                </msub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sub>
                        <mi>α</mi>
                        <mn>3</mn>
                      </msub>
                    </mrow>
                    <mo fence="true" stretchy="false">)</mo>
                  </mrow>
                </mrow>
              </mtd>
              <mtd>
                <mn>0</mn>
              </mtd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3</mn>
                      </msub>
                    </mrow>
                    <mo fence="true" stretchy="false">)</mo>
                  </mrow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T lsup { 2 } lsub { 3 } = left [ matrix { cos(%alpha_{3}) # 0 # sen(%alpha_{3}) # l_{2} ## 0 # 1 # 0 # 0 ## -sen(%alpha_{3}) # 0 # cos(%alpha_{3}) # 0 ## 0 # 0 # 0 # 1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4:37:39.724989800</meta:creation-date>
    <dc:date>2019-06-07T11:44:29.129881120</dc:date>
    <meta:editing-duration>PT6H29M40S</meta:editing-duration>
    <meta:editing-cycles>7</meta:editing-cycles>
    <meta:generator>LibreOffice/6.2.4.2.0$Linux_X86_64 LibreOffice_project/b154c0ac6cf11bc010cb60509e6db2f74a9a9fa3</meta:generator>
  </office:meta>
</office:document-meta>
</file>